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6de3b" officeooo:paragraph-rsid="0006de3b"/>
    </style:style>
    <style:style style:name="P2" style:family="paragraph" style:parent-style-name="Title">
      <style:text-properties officeooo:rsid="0006de3b" officeooo:paragraph-rsid="0006de3b"/>
    </style:style>
    <style:style style:name="P3" style:family="paragraph" style:parent-style-name="Text_20_body">
      <style:text-properties officeooo:paragraph-rsid="0006de3b"/>
    </style:style>
    <style:style style:name="P4" style:family="paragraph" style:parent-style-name="Text_20_body">
      <style:text-properties style:text-underline-style="none" officeooo:rsid="0006de3b" officeooo:paragraph-rsid="0006de3b"/>
    </style:style>
    <style:style style:name="P5" style:family="paragraph" style:parent-style-name="Heading_20_1">
      <style:text-properties style:text-underline-style="solid" style:text-underline-width="auto" style:text-underline-color="font-color" officeooo:rsid="0006de3b" officeooo:paragraph-rsid="0006de3b"/>
    </style:style>
    <style:style style:name="P6" style:family="paragraph" style:parent-style-name="Heading_20_1">
      <style:text-properties officeooo:rsid="0006de3b" officeooo:paragraph-rsid="0006de3b"/>
    </style:style>
    <style:style style:name="P7" style:family="paragraph" style:parent-style-name="Text_20_body">
      <style:text-properties officeooo:rsid="0006de3b" officeooo:paragraph-rsid="0006de3b"/>
    </style:style>
    <style:style style:name="P8" style:family="paragraph" style:parent-style-name="Text_20_body">
      <style:text-properties officeooo:rsid="0008d6ab" officeooo:paragraph-rsid="0008d6ab"/>
    </style:style>
    <style:style style:name="P9" style:family="paragraph" style:parent-style-name="Text_20_body">
      <style:text-properties officeooo:rsid="000b725a" officeooo:paragraph-rsid="000b725a"/>
    </style:style>
    <style:style style:name="T1" style:family="text">
      <style:text-properties officeooo:rsid="0006de3b"/>
    </style:style>
    <style:style style:name="T2" style:family="text">
      <style:text-properties officeooo:rsid="0008d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logies</text:p>
      <text:p text:style-name="P1">This document will describe the technologies used in the project and justify why they were chosen.</text:p>
      <text:h text:style-name="P5" text:outline-level="1">Environment and deployment</text:h>
      <text:p text:style-name="P4"><text:span text:style-name="T1">T</text:span>his section covers the technology used to create the environment for development, and to deply the <text:s/>application.</text:p>
      <text:h text:style-name="P6" text:outline-level="1">Virtual env</text:h>
      <text:p text:style-name="P1">A virtual <text:span text:style-name="T2">environment allows you to keep packages separate from project to project, making things simpler.</text:span></text:p>
      <text:p text:style-name="P8">Virtual env is the best choice due to its simplicity. It does what is needed and no more. Others like anaconda contain so much more stuff that is unnecessary.</text:p>
      <text:h text:style-name="P6" text:outline-level="1">Docker</text:h>
      <text:p text:style-name="P8">Using a docker for this project Will allow for easy deployment of the web-app, which is one of the Main goals of the project</text:p>
      <text:h text:style-name="P6" text:outline-level="1">AWS</text:h>
      <text:p text:style-name="P3"/>
      <text:h text:style-name="P6" text:outline-level="1">Application</text:h>
      <text:p text:style-name="P1">This section covers the technologies used in the application itself</text:p>
      <text:h text:style-name="P6" text:outline-level="1">Django</text:h>
      <text:p text:style-name="P9">The Wep-app framework to build the web-app with. The reasoning for using this is set out in more detail in the framework decision docu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16:06:59.714000000</dc:date>
    <meta:editing-duration>PT15M44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4" meta:word-count="146" meta:character-count="879" meta:non-whitespace-character-count="746"/>
  </office:meta>
</office:document-meta>
</file>